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abelle</text:p>
          </table:table-cell>
          <table:table-cell office:value-type="string">
            <text:p>Entity</text:p>
          </table:table-cell>
          <table:table-cell office:value-type="string">
            <text:p>Datatype</text:p>
          </table:table-cell>
          <table:table-cell office:value-type="string">
            <text:p>Key's</text:p>
          </table:table-cell>
        </table:table-row>
        <table:table-row table:style-name="ro2">
          <table:table-cell office:value-type="string">
            <text:p>Kund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ndID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Straße</text:p>
          </table:table-cell>
          <table:table-cell office:value-type="string">
            <text:p>varchar</text:p>
          </table:table-cell>
          <table:table-cell/>
        </table:table-row>
        <table:table-row table:style-name="ro1">
          <table:table-cell/>
          <table:table-cell office:value-type="string">
            <text:p>Plz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/>
          <table:table-cell office:value-type="string">
            <text:p>Ort</text:p>
          </table:table-cell>
          <table:table-cell office:value-type="string">
            <text:p>varcha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chnu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-Nr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R-Date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/>
          <table:table-cell office:value-type="string">
            <text:p>R-Betrage</text:p>
          </table:table-cell>
          <table:table-cell office:value-type="string">
            <text:p>double</text:p>
          </table:table-cell>
          <table:table-cell/>
        </table:table-row>
        <table:table-row table:style-name="ro1">
          <table:table-cell/>
          <table:table-cell office:value-type="string">
            <text:p>KndID</text:p>
          </table:table-cell>
          <table:table-cell office:value-type="string">
            <text:p>int</text:p>
          </table:table-cell>
          <table:table-cell office:value-type="string">
            <text:p>f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Verbindu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-Nr</text:p>
          </table:table-cell>
          <table:table-cell office:value-type="string">
            <text:p>int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V-Date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/>
          <table:table-cell office:value-type="string">
            <text:p>V-Time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/>
          <table:table-cell office:value-type="string">
            <text:p>V-period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/>
          <table:table-cell office:value-type="string">
            <text:p>R-Nr</text:p>
          </table:table-cell>
          <table:table-cell office:value-type="string">
            <text:p>int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V-Price</text:p>
          </table:table-cell>
          <table:table-cell office:value-type="string">
            <text:p>double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.03.2019</text:date>, <text:time>10:21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O</meta:initial-creator>
    <meta:creation-date>2019-03-06T10:02:30.20</meta:creation-date>
    <dc:date>2019-03-06T10:14:24.87</dc:date>
    <dc:creator>J O</dc:creator>
    <meta:editing-duration>PT11M54S</meta:editing-duration>
    <meta:editing-cycles>1</meta:editing-cycles>
    <meta:generator>OpenOffice/4.1.6$Win32 OpenOffice.org_project/416m1$Build-9790</meta:generator>
    <meta:document-statistic meta:table-count="3" meta:cell-count="42" meta:object-count="0"/>
  </office:meta>
</office:document-meta>
</file>